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DejaVu Sans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81cm" svg:height="1.904cm" svg:x="1cm" svg:y="7.985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81cm" svg:height="1.904cm" svg:x="6.08cm" svg:y="7.986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81cm" svg:height="1.904cm" svg:x="11.16cm" svg:y="7.985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4cm" svg:x="16.24cm" svg:y="7.986cm">
          <text:p text:style-name="P1"><text:span text:style-name="T1">Slav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81cm" svg:y1="8.937cm" svg:x2="6.08cm" svg:y2="8.938cm" draw:start-shape="id1" draw:start-glue-point="1" draw:end-shape="id2" draw:end-glue-point="3" svg:d="m4810 8937h635v1h635">
          <text:p/>
        </draw:connector>
        <draw:connector draw:style-name="gr2" draw:text-style-name="P2" draw:layer="layout" svg:x1="9.89cm" svg:y1="8.938cm" svg:x2="11.16cm" svg:y2="8.937cm" draw:start-shape="id2" draw:start-glue-point="1" draw:end-shape="id3" draw:end-glue-point="3" svg:d="m9890 8938h635v-1h635">
          <text:p/>
        </draw:connector>
        <draw:connector draw:style-name="gr2" draw:text-style-name="P2" draw:layer="layout" svg:x1="14.97cm" svg:y1="8.937cm" svg:x2="16.24cm" svg:y2="8.938cm" draw:start-shape="id3" draw:start-glue-point="1" draw:end-shape="id4" draw:end-glue-point="3" svg:d="m14970 8937h635v1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Romano</meta:initial-creator>
    <meta:creation-date>2010-04-02T20:55:22.39</meta:creation-date>
    <dc:date>2010-10-15T15:38:25</dc:date>
    <dc:creator>Paul Romano</dc:creator>
    <meta:editing-duration>PT01H07M17S</meta:editing-duration>
    <meta:editing-cycles>4</meta:editing-cycles>
    <meta:generator>OpenOffice.org/3.2$Linux OpenOffice.org_project/320m12$Build-9483</meta:generator>
    <meta:document-statistic meta:object-count="7"/>
  </office:meta>
</office:document-meta>
</file>